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5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15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15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office:value-type="string" calcext:value-type="string">
            <text:p>40.8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15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 style:data-style-name="N2" text:time-value="15:02:03.2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22T15:28:09.597000000</dc:date>
    <meta:editing-duration>P6DT3H29M25S</meta:editing-duration>
    <meta:editing-cycles>2407</meta:editing-cycles>
    <meta:document-statistic meta:table-count="6" meta:cell-count="13224" meta:object-count="0"/>
  </office:meta>
</office:document-meta>
</file>